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Burbuja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Archivo 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12373">
            <text:p>12373</text:p>
          </table:table-cell>
          <table:table-cell office:value-type="float" office:value="1154035">
            <text:p>1154035</text:p>
          </table:table-cell>
          <table:table-cell office:value-type="float" office:value="133080999">
            <text:p>133080999</text:p>
          </table:table-cell>
        </table:table-row>
        <table:table-row table:style-name="ro1">
          <table:table-cell/>
          <table:table-cell office:value-type="string">
            <text:p>Archivo 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  <table:table-cell office:value-type="float" office:value="11624">
            <text:p>11624</text:p>
          </table:table-cell>
          <table:table-cell office:value-type="float" office:value="1154698">
            <text:p>1154698</text:p>
          </table:table-cell>
          <table:table-cell office:value-type="float" office:value="134087619">
            <text:p>134087619</text:p>
          </table:table-cell>
        </table:table-row>
        <table:table-row table:style-name="ro1">
          <table:table-cell/>
          <table:table-cell office:value-type="string">
            <text:p>Archivo 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11617">
            <text:p>11617</text:p>
          </table:table-cell>
          <table:table-cell office:value-type="float" office:value="1150427">
            <text:p>1150427</text:p>
          </table:table-cell>
          <table:table-cell office:value-type="float" office:value="139404492">
            <text:p>139404492</text:p>
          </table:table-cell>
        </table:table-row>
        <table:table-row table:style-name="ro1">
          <table:table-cell/>
          <table:table-cell office:value-type="string">
            <text:p>Archivo 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11640">
            <text:p>11640</text:p>
          </table:table-cell>
          <table:table-cell office:value-type="float" office:value="1157063">
            <text:p>1157063</text:p>
          </table:table-cell>
          <table:table-cell office:value-type="float" office:value="146220956">
            <text:p>146220956</text:p>
          </table:table-cell>
        </table:table-row>
        <table:table-row table:style-name="ro1">
          <table:table-cell/>
          <table:table-cell office:value-type="string">
            <text:p>Archivo 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11569">
            <text:p>11569</text:p>
          </table:table-cell>
          <table:table-cell office:value-type="float" office:value="1152437">
            <text:p>1152437</text:p>
          </table:table-cell>
          <table:table-cell office:value-type="float" office:value="146828279">
            <text:p>146828279</text:p>
          </table:table-cell>
        </table:table-row>
        <table:table-row table:style-name="ro1">
          <table:table-cell/>
          <table:table-cell office:value-type="string">
            <text:p>Archivo 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11600">
            <text:p>11600</text:p>
          </table:table-cell>
          <table:table-cell office:value-type="float" office:value="1154612">
            <text:p>1154612</text:p>
          </table:table-cell>
          <table:table-cell office:value-type="float" office:value="148041454">
            <text:p>148041454</text:p>
          </table:table-cell>
        </table:table-row>
        <table:table-row table:style-name="ro1">
          <table:table-cell/>
          <table:table-cell office:value-type="string">
            <text:p>Archivo 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1504">
            <text:p>11504</text:p>
          </table:table-cell>
          <table:table-cell office:value-type="float" office:value="1160993">
            <text:p>1160993</text:p>
          </table:table-cell>
          <table:table-cell office:value-type="float" office:value="133686970">
            <text:p>133686970</text:p>
          </table:table-cell>
        </table:table-row>
        <table:table-row table:style-name="ro1">
          <table:table-cell/>
          <table:table-cell office:value-type="string">
            <text:p>Archivo 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1488">
            <text:p>11488</text:p>
          </table:table-cell>
          <table:table-cell office:value-type="float" office:value="1154089">
            <text:p>1154089</text:p>
          </table:table-cell>
          <table:table-cell office:value-type="float" office:value="139193942">
            <text:p>139193942</text:p>
          </table:table-cell>
        </table:table-row>
        <table:table-row table:style-name="ro1">
          <table:table-cell/>
          <table:table-cell office:value-type="string">
            <text:p>Archivo 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11578">
            <text:p>11578</text:p>
          </table:table-cell>
          <table:table-cell office:value-type="float" office:value="1153793">
            <text:p>1153793</text:p>
          </table:table-cell>
          <table:table-cell office:value-type="float" office:value="141216861">
            <text:p>141216861</text:p>
          </table:table-cell>
        </table:table-row>
        <table:table-row table:style-name="ro1">
          <table:table-cell/>
          <table:table-cell office:value-type="string">
            <text:p>Archivo 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1688">
            <text:p>11688</text:p>
          </table:table-cell>
          <table:table-cell office:value-type="float" office:value="1156082">
            <text:p>1156082</text:p>
          </table:table-cell>
          <table:table-cell office:value-type="float" office:value="152602517">
            <text:p>152602517</text:p>
          </table:table-cell>
        </table:table-row>
        <table:table-row table:style-name="ro2">
          <table:table-cell/>
          <table:table-cell office:value-type="string">
            <text:p>Promedio</text:p>
            <text:p>Azar</text:p>
            <text:p/>
          </table:table-cell>
          <table:table-cell table:formula="of:=AVERAGE([.C$2:.C$11])" office:value-type="float" office:value="1.7">
            <text:p>1,7</text:p>
          </table:table-cell>
          <table:table-cell table:formula="of:=AVERAGE([.D$2:.D$11])" office:value-type="float" office:value="3.7">
            <text:p>3,7</text:p>
          </table:table-cell>
          <table:table-cell table:formula="of:=AVERAGE([.E$2:.E$11])" office:value-type="float" office:value="197.5">
            <text:p>197,5</text:p>
          </table:table-cell>
          <table:table-cell table:formula="of:=AVERAGE([.F$2:.F$11])" office:value-type="float" office:value="11668.1">
            <text:p>11668,1</text:p>
          </table:table-cell>
          <table:table-cell table:formula="of:=AVERAGE([.G$2:.G$11])" office:value-type="float" office:value="1154822.9">
            <text:p>1154822,9</text:p>
          </table:table-cell>
          <table:table-cell table:formula="of:=AVERAGE([.H$2:.H$11])" office:value-type="float" office:value="141436408.9">
            <text:p>141436408,9</text:p>
          </table:table-cell>
        </table:table-row>
        <table:table-row table:style-name="ro3">
          <table:table-cell/>
          <table:table-cell office:value-type="string">
            <text:p>Archivo 11</text:p>
            <text:p>(Ascendente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6615">
            <text:p>6615</text:p>
          </table:table-cell>
          <table:table-cell office:value-type="float" office:value="674236">
            <text:p>674236</text:p>
          </table:table-cell>
          <table:table-cell office:value-type="float" office:value="87899623">
            <text:p>87899623</text:p>
          </table:table-cell>
        </table:table-row>
        <table:table-row table:style-name="ro3">
          <table:table-cell/>
          <table:table-cell office:value-type="string">
            <text:p>Archivo 12</text:p>
            <text:p>(Descendente)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12588">
            <text:p>12588</text:p>
          </table:table-cell>
          <table:table-cell table:style-name="ce4" office:value-type="float" office:value="1260184">
            <text:p>1260184</text:p>
          </table:table-cell>
          <table:table-cell office:value-type="float" office:value="154874676">
            <text:p>154874676</text:p>
          </table:table-cell>
        </table:table-row>
        <table:table-row table:style-name="ro4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</table:table>
      <table:table table:name="Insercion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Archivo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medio</text:p>
            <text:p>Azar</text:p>
            <text:p/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1</text:p>
            <text:p>(Ascendente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2</text:p>
            <text:p>(Descendente)</text:p>
          </table:table-cell>
          <table:table-cell table:number-columns-repeated="4"/>
          <table:table-cell table:style-name="ce4"/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</table:table>
      <table:table table:name="Seleccion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Archivo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medio</text:p>
            <text:p>Azar</text:p>
            <text:p/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1</text:p>
            <text:p>(Ascendente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2</text:p>
            <text:p>(Descendente)</text:p>
          </table:table-cell>
          <table:table-cell table:number-columns-repeated="4"/>
          <table:table-cell table:style-name="ce4"/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</table:table>
      <table:table table:name="Shell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Archivo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medio</text:p>
            <text:p>Azar</text:p>
            <text:p/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1</text:p>
            <text:p>(Ascendente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2</text:p>
            <text:p>(Descendente)</text:p>
          </table:table-cell>
          <table:table-cell table:number-columns-repeated="4"/>
          <table:table-cell table:style-name="ce4"/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</table:table>
      <table:table table:name="Quicksort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Archivo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chivo 1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medio</text:p>
            <text:p>Azar</text:p>
            <text:p/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1</text:p>
            <text:p>(Ascendente)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Archivo 12</text:p>
            <text:p>(Descendente)</text:p>
          </table:table-cell>
          <table:table-cell table:number-columns-repeated="4"/>
          <table:table-cell table:style-name="ce4"/>
          <table:table-cell/>
        </table:table-row>
        <table:table-row table:style-name="ro4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uentes</meta:initial-creator>
    <meta:creation-date>2013-09-22T13:46:36</meta:creation-date>
    <dc:date>2013-09-22T14:23:44</dc:date>
    <dc:creator>Rodrigo Fuentes</dc:creator>
    <meta:editing-duration>PT21M18S</meta:editing-duration>
    <meta:editing-cycles>2</meta:editing-cycles>
    <meta:generator>LibreOffice/3.6$Linux_X86_64 LibreOffice_project/360m1$Build-2</meta:generator>
    <meta:document-statistic meta:table-count="5" meta:cell-count="173" meta:object-count="0"/>
  </office:meta>
</office:document-meta>
</file>